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14" officeooo:paragraph-rsid="00183e14"/>
    </style:style>
    <style:style style:name="P2" style:family="paragraph" style:parent-style-name="Standard">
      <style:text-properties officeooo:rsid="001cb2bb" officeooo:paragraph-rsid="001cb2bb"/>
    </style:style>
    <style:style style:name="T1" style:family="text">
      <style:text-properties officeooo:rsid="00183e14"/>
    </style:style>
    <style:style style:name="T2" style:family="text">
      <style:text-properties style:text-position="super 58%"/>
    </style:style>
    <style:style style:name="T3" style:family="text">
      <style:text-properties officeooo:rsid="001bd5b4"/>
    </style:style>
    <style:style style:name="T4" style:family="text">
      <style:text-properties officeooo:rsid="001cb2b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/text:p>
      <text:p text:style-name="P1"><text:tab/><text:span text:style-name="T4">Claim: </text:span><text:span text:style-name="T4"><draw:frame draw:style-name="fr1" draw:name="Object3" text:anchor-type="as-char" svg:y="-0.1484in" svg:width="5.6654in" svg:height="0.191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tab/>Build a polynomial time decider</text:p>
      <text:p text:style-name="P1"><text:tab/>Suppose G=(V,E) where V are a set of vertices and E are a set of edges.</text:p>
      <text:p text:style-name="P1"><text:tab/><text:span text:style-name="T3">M</text:span> = on input&lt;G&gt;</text:p>
      <text:p text:style-name="P1"><text:tab/>O(|V|<text:span text:style-name="T2">3</text:span>) → finding triples <draw:frame draw:style-name="fr1" draw:name="Object1" text:anchor-type="as-char" svg:y="-0.1484in" svg:width="0.7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draw:frame draw:style-name="fr1" draw:name="Object2" text:anchor-type="as-char" svg:y="-0.2374in" svg:width="4.4516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4. <draw:frame draw:style-name="fr1" draw:name="Object4" text:anchor-type="as-char" svg:y="-0.6756in" svg:width="4.3772in" svg:height="1.3047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3e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Header"><text:tab/><text:tab/><text:span text:style-name="MT1">John Lambrecht</text:span></text:p>
        <text:p text:style-name="Header"><text:tab/><text:tab/><text:span text:style-name="MT1">Justin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56:52.220629765</meta:creation-date>
    <dc:date>2019-03-31T18:58:43.498503015</dc:date>
    <meta:editing-duration>PT19M20S</meta:editing-duration>
    <meta:editing-cycles>2</meta:editing-cycles>
    <meta:generator>LibreOffice/6.0.7.3$Linux_X86_64 LibreOffice_project/00m0$Build-3</meta:generator>
    <meta:document-statistic meta:table-count="0" meta:image-count="0" meta:object-count="4" meta:page-count="1" meta:paragraph-count="11" meta:word-count="38" meta:character-count="206" meta:non-whitespace-character-count="162"/>
  </office:meta>
</office:document-meta>
</file>

<file path=Object 1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>V</mi>
      </mrow>
    </mrow>
    <annotation encoding="StarMath 5.0">a,b,c in V </annotation>
  </semantics>
</math>
</file>

<file path=Object 2/content.xml><?xml version="1.0" encoding="utf-8"?>
<math xmlns="http://www.w3.org/1998/Math/MathML" display="block">
  <semantics>
    <mtable>
      <mtr>
        <mtd>
          <mrow>
            <mtext>O( |E| )</mtext>
            <mo stretchy="false">→</mo>
            <mi mathvariant="italic">I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  <mi>,</mi>
            <mrow>
              <mrow>
                <mo fence="true" stretchy="false">(</mo>
                <mrow>
                  <mrow>
                    <mi>a</mi>
                    <mi>,</mi>
                    <mi>c</mi>
                  </mrow>
                </mrow>
                <mo fence="true" stretchy="false">)</mo>
              </mrow>
              <mo stretchy="false">∈</mo>
              <mi>E</mi>
            </mrow>
            <mi>,</mi>
            <mi mathvariant="italic">accept</mi>
            <mi>.</mi>
            <mi mathvariant="italic">Otherwise</mi>
            <mi>,</mi>
            <mi mathvariant="italic">reject</mi>
          </mrow>
        </mtd>
      </mtr>
      <mtr>
        <mtd>
          <mrow>
            <mtext>Therefor, M is a decider for 3-CLIQUE and runs in </mtext>
            <msup>
              <mtext>O(|V|</mtext>
              <mn>3</mn>
            </msup>
            <mrow>
              <mtext>|E|)</mtext>
              <mo stretchy="false">∈</mo>
              <mi>P</mi>
            </mrow>
          </mrow>
        </mtd>
      </mtr>
    </mtable>
    <annotation encoding="StarMath 5.0">"O( |E| )" rightarrow If ( a,b ), ( b,c),  (a,c)  in E, accept.  Otherwise, reject
newline
"Therefor, M is a decider for 3-CLIQUE and runs in " "O(|V|"^{3}"|E|)"in P
</annotation>
  </semantics>
</math>
</file>

<file path=Object 3/content.xml><?xml version="1.0" encoding="utf-8"?>
<math xmlns="http://www.w3.org/1998/Math/MathML" display="block">
  <semantics>
    <mrow>
      <mrow>
        <mrow>
          <mn>3</mn>
          <mo stretchy="false">−</mo>
          <mi mathvariant="italic">CLIQUE</mi>
        </mrow>
        <mo stretchy="false">=</mo>
        <mtext>{</mtext>
      </mrow>
      <mrow>
        <mo fence="true" stretchy="false">⟨</mo>
        <mrow>
          <mi>G</mi>
        </mrow>
        <mo fence="true" stretchy="false">⟩</mo>
      </mrow>
      <mi mathvariant="normal">:</mi>
      <mi>G</mi>
      <mi mathvariant="italic">is</mi>
      <mi mathvariant="italic">an</mi>
      <mi mathvariant="italic">undirected</mi>
      <mi mathvariant="italic">graph</mi>
      <mi mathvariant="italic">with</mi>
      <mi>a</mi>
      <mrow>
        <mrow>
          <mn>3</mn>
          <mo stretchy="false">−</mo>
          <mi mathvariant="italic">clique</mi>
        </mrow>
        <mo stretchy="false">∈</mo>
        <mi mathvariant="italic">it</mi>
      </mrow>
      <mtext>}. </mtext>
      <mrow>
        <mrow>
          <mn>3</mn>
          <mo stretchy="false">−</mo>
          <mi mathvariant="italic">CLIQUE</mi>
        </mrow>
        <mo stretchy="false">∈</mo>
        <mi>P</mi>
      </mrow>
    </mrow>
    <annotation encoding="StarMath 5.0">3-CLIQUE = "{"langle G rangle : G is an undirected graph with a 3 - clique in it "}. "  3-CLIQUE in P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row>
              <mi mathvariant="italic">ISO</mi>
              <mo stretchy="false">=</mo>
              <mtext>{</mtext>
            </mrow>
            <mrow>
              <mo fence="true" stretchy="false">⟨</mo>
              <mrow>
                <mrow>
                  <mi>G</mi>
                  <mi>,</mi>
                  <mi>H</mi>
                </mrow>
              </mrow>
              <mo fence="true" stretchy="false">⟩</mo>
            </mrow>
            <mi mathvariant="normal">:</mi>
            <mrow>
              <mi>G</mi>
              <mo stretchy="false">∧</mo>
              <mi>H</mi>
            </mrow>
            <mi mathvariant="italic">are</mi>
            <mi mathvariant="italic">isomorphic</mi>
            <mi mathvariant="italic">graph</mi>
            <mtext>s}. </mtext>
            <mrow>
              <mi mathvariant="italic">ISO</mi>
              <mo stretchy="false">∈</mo>
              <mi mathvariant="italic">NP</mi>
            </mrow>
          </mrow>
        </mtd>
      </mtr>
      <mtr>
        <mtd>
          <mrow>
            <mrow>
              <mi>M</mi>
              <mo stretchy="false">=</mo>
              <mi mathvariant="italic">on</mi>
            </mrow>
            <mi mathvariant="italic">input</mi>
            <mrow>
              <mo fence="true" stretchy="false">⟨</mo>
              <mrow>
                <mrow>
                  <mrow>
                    <mo fence="true" stretchy="false">⟨</mo>
                    <mrow>
                      <mrow>
                        <mi>G</mi>
                        <mi>,</mi>
                        <mi>s</mi>
                        <mi>,</mi>
                        <mi>t</mi>
                      </mrow>
                    </mrow>
                    <mo fence="true" stretchy="false">⟩</mo>
                  </mrow>
                  <mi>,</mi>
                  <mrow>
                    <mi>P</mi>
                    <mo stretchy="false">=</mo>
                    <mrow>
                      <mo fence="true" stretchy="false">(</mo>
                      <mrow>
                        <mrow>
                          <msub>
                            <mi>p</mi>
                            <mn>0</mn>
                          </msub>
                          <mi>,</mi>
                          <mn>...</mn>
                          <mi>,</mi>
                          <msub>
                            <mi>p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⟩</mo>
            </mrow>
            <mi>,</mi>
            <mi mathvariant="italic">where</mi>
            <mi>P</mi>
            <mi mathvariant="italic">is</mi>
            <mi>a</mi>
            <mi mathvariant="italic">path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n>1.</mn>
            <mover accent="true">
              <mi mathvariant="italic">if</mi>
              <mo stretchy="false">ˇ</mo>
            </mover>
            <mrow>
              <msub>
                <mi>p</mi>
                <mn>0</mn>
              </msub>
              <mo stretchy="false">=</mo>
              <mrow>
                <mi>s</mi>
                <mo stretchy="false">∧</mo>
                <msub>
                  <mi>p</mi>
                  <mi>n</mi>
                </msub>
              </mrow>
              <mo stretchy="false">=</mo>
              <mi>t</mi>
            </mrow>
            <mi>.</mi>
            <mi mathvariant="italic">Reject</mi>
            <mi mathvariant="italic">if</mi>
            <mi mathvariant="italic">failed</mi>
          </mrow>
        </mtd>
      </mtr>
      <mtr>
        <mtd>
          <mrow>
            <mi>O</mi>
            <mrow>
              <mo fence="true" stretchy="false">(</mo>
              <mrow>
                <mi>n</mi>
              </mrow>
              <mo fence="true" stretchy="false">)</mo>
            </mrow>
            <mo stretchy="false">→</mo>
            <mn>2.</mn>
            <mi mathvariant="italic">For</mi>
            <mi mathvariant="italic">consecutive</mi>
            <mi mathvariant="italic">pair</mi>
            <msub>
              <mi>p</mi>
              <mi>i</mi>
            </msub>
            <mi>,</mi>
            <msub>
              <mi>p</mi>
              <mrow>
                <mi>i</mi>
                <mo stretchy="false">+</mo>
                <mn>1</mn>
              </mrow>
            </msub>
            <mi mathvariant="normal">: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</mtext>
            <mn>3.</mn>
            <mi mathvariant="italic">Reject</mi>
            <mi mathvariant="italic">if</mi>
            <mrow>
              <mo fence="true" stretchy="false">(</mo>
              <mrow>
                <mrow>
                  <msub>
                    <mi>p</mi>
                    <mi>i</mi>
                  </msub>
                  <mi>,</mi>
                  <msub>
                    <mi>p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i mathvariant="italic">is</mi>
            <mi mathvariant="italic">not</mi>
            <mi mathvariant="italic">an</mi>
            <mrow>
              <mi mathvariant="italic">edge</mi>
              <mo stretchy="false">∈</mo>
              <mi>G</mi>
            </mrow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</mtext>
            <mn>4.</mn>
            <mi mathvariant="italic">Accept</mi>
          </mrow>
        </mtd>
      </mtr>
    </mtable>
    <annotation encoding="StarMath 5.0">Claim: ISO = "{" langle G,H rangle : G and H are isomorphic graph"s}. " ISO in NP
newline
M = on input langle langle G, s, t rangle , P = ( p_0 , ..., p_n)rangle, where P is a path
newline
O(1) rightarrow 1. Check if p_0 = s and p_n = t.  Reject if failed
newline
O(n) rightarrow 2. For consecutive pair p_i , p_{i+1}:
	newline
O(1) rightarrow"     " 3. Reject if ( p_i , p_{i+1} ) is not an edge in G
	newline
O(1) rightarrow"     "4. Accept</annotation>
  </semantics>
</math>
</file>